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"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Verdana" fo:font-size="8pt" fo:font-weight="normal" style:font-size-asian="8pt" style:font-weight-asian="normal" style:font-size-complex="8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RDS Client</text:p>
      <text:p text:style-name="P1">Top Level Usage</text:p>
      <text:p text:style-name="P2"/>
      <text:p text:style-name="P3">This document briefly describes how the prototype CRDS client software works from a programmer's perspective at the top level. <text:s text:c="2"/>The CRDS client software interacts with the central CRDS server. <text:s text:c="2"/>The primary purpose of CRDS is the determination of the best reference files to process a dataset. <text:s text:c="2"/>A secondary purpose of the CRDS client is the transparent distribution and caching of reference and CRDS mapping files.</text:p>
      <text:p text:style-name="P3"/>
      <text:p text:style-name="P3">Assuming a CRDS server is running at say crds.stsci.edu, <text:s/>and assuming a user has installed the CRDS package on their machine, <text:s text:c="2"/>the CRDS client can be used to determine the best references for a dataset and cache them on their local machine like so:</text:p>
      <text:p text:style-name="P3"/>
      <text:p text:style-name="P3"><text:span text:style-name="T1">In[4]: <text:s/>import crds.client.api as api</text:span></text:p>
      <text:p text:style-name="P3"><text:span text:style-name="T1"/></text:p>
      <text:p text:style-name="P3"><text:span text:style-name="T1">In [5]: bestrefs = api.cache_best_references_for_dataset("hst.pmap", "./acs/warren/j8is01j0q_raw.fits")</text:span></text:p>
      <text:p text:style-name="P6"/>
      <text:p text:style-name="P6">In [6]: bestrefs</text:p>
      <text:p text:style-name="P6">Out[6]: </text:p>
      <text:p text:style-name="P6">{'atodtab': '/Users/jmiller/work/normal/lib/python2.7/site-packages/crds/hst/references/jtab/kcb1734ij_a2d.fits',</text:p>
      <text:p text:style-name="P6"><text:s/>'bpixtab': '/Users/jmiller/work/normal/lib/python2.7/site-packages/crds/hst/references/jref/m8r09169j_bpx.fits',</text:p>
      <text:p text:style-name="P6"><text:s/>'ccdtab': '/Users/jmiller/work/normal/lib/python2.7/site-packages/crds/hst/references/jref/o151506bj_ccd.fits',</text:p>
      <text:p text:style-name="P6"><text:s/>'crrejtab': '/Users/jmiller/work/normal/lib/python2.7/site-packages/crds/hst/references/jref/n4e12510j_crr.fits',</text:p>
      <text:p text:style-name="P6"><text:s/>'darkfile': '/Users/jmiller/work/normal/lib/python2.7/site-packages/crds/hst/references/jref/n3b10126j_drk.fits',</text:p>
      <text:p text:style-name="P6"><text:s/>'idctab': '/Users/jmiller/work/normal/lib/python2.7/site-packages/crds/hst/references/jref/p7d1548qj_idc.fits',</text:p>
      <text:p text:style-name="P6"><text:s/>'mdriztab': '/Users/jmiller/work/normal/lib/python2.7/site-packages/crds/hst/references/jref/ub215378j_mdz.fits',</text:p>
      <text:p text:style-name="P6"><text:s/>'mlintab': '/Users/jmiller/work/normal/lib/python2.7/site-packages/crds/hst/references/jtab/k9c13374j_lin.fits',</text:p>
      <text:p text:style-name="P6"><text:s/>'oscntab': '/Users/jmiller/work/normal/lib/python2.7/site-packages/crds/hst/references/jtab/m2j1057pj_osc.fits',</text:p>
      <text:p text:style-name="P6"><text:s/>'pfltfile': '/Users/jmiller/work/normal/lib/python2.7/site-packages/crds/hst/references/jref/n2d1344mj_pfl.fits',</text:p>
      <text:p text:style-name="P6"><text:s/>'spottab': '/Users/jmiller/work/normal/lib/python2.7/site-packages/crds/hst/references/jref/r3301467j_csp.fits'}</text:p>
      <text:p text:style-name="P3"/>
      <text:p text:style-name="P3">In this example, <text:s/>the CRDS pipeline context <text:span text:style-name="T1">hst.pmap</text:span> was used by the CRDS server to determine and locally cache the best references for dataset <text:span text:style-name="T1">j8is01j0q_raw.fits. <text:s/></text:span>This was accomplished in the following series of steps:</text:p>
      <text:p text:style-name="P3"/>
      <text:list xml:id="list1114258922" text:style-name="L2">
        <text:list-item>
          <text:p text:style-name="P7"><text:span text:style-name="T2">Using JSONRPC, <text:s/>the CRDS client contacted the CRDS server to obtain each CRDS mapping file associated with </text:span><text:span text:style-name="T3">hst.pmap <text:s/></text:span><text:span text:style-name="T2">and cache it locally.</text:span></text:p>
        </text:list-item>
        <text:list-item>
          <text:p text:style-name="P5">Based on the mappings, <text:s/>the CRDS client determined which portions of the dataset FITS header are required for the best references determination.</text:p>
        </text:list-item>
        <text:list-item>
          <text:p text:style-name="P7"><text:span text:style-name="T2">The CRDS client contacted the server and asked for the names of the best references based on the the pipeline context <text:s/></text:span><text:span text:style-name="T3">hst.pmap</text:span><text:span text:style-name="T2"> <text:s/>and the relevant header information. <text:s text:c="2"/>In principle this determination could also be done on the local machine since both CRDS and the required mappings are now installed.</text:span></text:p>
        </text:list-item>
        <text:list-item>
          <text:p text:style-name="P5">The CRDS client contacted the server to obtain each reference file not already in the local cache.</text:p>
        </text:list-item>
        <text:list-item>
          <text:p text:style-name="P5">The CRDS client returned the mapping from FITS header reference file keyword to local file path of the best reference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dd Miller</meta:initial-creator>
    <meta:creation-date>2011-08-11T10:59:57</meta:creation-date>
    <dc:date>2011-08-11T13:51:49</dc:date>
    <dc:creator>Todd Miller</dc:creator>
    <meta:editing-duration>PT4M51S</meta:editing-duration>
    <meta:editing-cycles>2</meta:editing-cycles>
    <meta:generator>OpenOffice.org/3.3$Unix OpenOffice.org_project/330m20$Build-9567</meta:generator>
    <meta:document-statistic meta:table-count="0" meta:image-count="0" meta:object-count="0" meta:page-count="1" meta:paragraph-count="25" meta:word-count="320" meta:character-count="3129"/>
  </office:meta>
</office:document-meta>
</file>